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6" style:parent-style-name="Normal1" style:family="paragraph">
      <style:paragraph-properties fo:text-align="justify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1" style:parent-style-name="Normal1" style:family="paragraph">
      <style:paragraph-properties fo:text-align="justify"/>
    </style:style>
    <style:style style:name="T22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3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6" style:parent-style-name="Normal1" style:family="paragraph">
      <style:paragraph-properties fo:text-align="justify"/>
    </style:style>
    <style:style style:name="T2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3" style:parent-style-name="DefaultParagraphFont" style:family="text">
      <style:text-properties style:font-name="Liberation Serif" style:font-name-complex="Liberation Serif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5" style:parent-style-name="DefaultParagraphFont" style:family="text">
      <style:text-properties style:font-name="Liberation Serif" style:font-name-complex="Liberation Serif" fo:language="en" fo:country="GB"/>
    </style:style>
    <style:style style:name="T3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7" style:parent-style-name="DefaultParagraphFont" style:family="text">
      <style:text-properties style:font-name="Liberation Serif" style:font-name-complex="Liberation Serif" fo:language="en" fo:country="GB"/>
    </style:style>
    <style:style style:name="T38" style:parent-style-name="DefaultParagraphFont" style:family="text">
      <style:text-properties style:font-name="Liberation Serif" fo:font-weight="bold" style:font-weight-asian="bold" style:font-weight-complex="bold" fo:language="en" fo:country="GB"/>
    </style:style>
    <style:style style:name="T39" style:parent-style-name="DefaultParagraphFont" style:family="text">
      <style:text-properties style:font-name="Liberation Serif" fo:font-weight="bold" style:font-weight-asian="bold" style:font-weight-complex="bold" fo:language="en" fo:country="GB"/>
    </style:style>
    <style:style style:name="T40" style:parent-style-name="DefaultParagraphFont" style:family="text">
      <style:text-properties style:font-name="Liberation Serif" fo:language="en" fo:country="GB"/>
    </style:style>
    <style:style style:name="T41" style:parent-style-name="DefaultParagraphFont" style:family="text">
      <style:text-properties style:font-name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 the possible outcome of an Event such as a Random or Chance-based Occurrence (Hot Hand and Gambler fallacy Bias).</text:span></text:p>
      <text:p text:style-name="P16"><text:span text:style-name="T17">3.</text:span><text:span text:style-name="T18"><text:s/></text:span><text:span text:style-name="T19">hasOutcome</text:span><text:span text:style-name="T20">: A property linking series of events to the same Outcome (Gamblers Fallacy).<text:s/></text:span></text:p>
      <text:p text:style-name="P21"><text:span text:style-name="T22">4.</text:span><text:span text:style-name="T23"><text:s/></text:span><text:span text:style-name="T24">hasOutcomeEffect:</text:span><text:span text:style-name="T25"><text:s/>A property linking a series of events which Outcome brings to the same effect (Hot Hand fallacy).<text:s/></text:span></text:p>
      <text:p text:style-name="P26"><text:span text:style-name="T27">5.</text:span><text:span text:style-name="T28">ProduceOutcomeEffect</text:span><text:span text:style-name="T29">: a property linking an event which Outcome will produce an effect<text:s/></text:span><text:span text:style-name="T30">(Hot Hand fallacy)</text:span><text:span text:style-name="T31">.</text:span></text:p>
      <text:p text:style-name="Normal"><text:span text:style-name="T32">6. creates:<text:s/></text:span><text:span text:style-name="T33">a property connecting the illusory effect created by the Perception of Pattern (Pareidolia).</text:span></text:p>
      <text:p text:style-name="Normal"><text:span text:style-name="T34">7. isBiasedBy</text:span><text:span text:style-name="T35">: a property that connect a Person that is biased by the idea of seeing a Pattern such as meaningful shapes made by a visual stimulus(Pareidolia).</text:span></text:p>
      <text:p text:style-name="Normal"><text:span text:style-name="T36">8. isPerceivedAs</text:span><text:span text:style-name="T37">: a property that links the cognitive process of being aware of something like a trend in activity and what is perceived as part of the trend (IllusoryCorrelation).</text:span></text:p>
      <text:p text:style-name="Normal"><text:span text:style-name="T38">9.<text:s/></text:span><text:span text:style-name="T39">Dbo:produces</text:span><text:span text:style-name="T40">: a property taken from Dbpedia Ontology. It connects an event such as NextRandomOccurence to the Outcome that it will produce</text:span><text:span text:style-name="T4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3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Corrado Consiglio - corrado.consiglio@studio.unibo.it</dc:creator>
    <meta:creation-date>2024-02-29T09:30:00Z</meta:creation-date>
    <dc:date>2024-03-03T12:13:00Z</dc:date>
    <meta:template xlink:href="Normal.dotm" xlink:type="simple"/>
    <meta:editing-cycles>3</meta:editing-cycles>
    <meta:editing-duration>PT2700S</meta:editing-duration>
    <meta:document-statistic meta:page-count="1" meta:paragraph-count="3" meta:word-count="235" meta:character-count="1573" meta:row-count="11" meta:non-whitespace-character-count="1341"/>
  </office:meta>
</office:document-meta>
</file>